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View.isHasBuyL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HasBuyLead( boolean hasBuyL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isHas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isHasProd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getKey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HasCompany( boolean hasComp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HasProduct( boolean hasProdu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View.setKeyword( String key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